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Handbuch</text:h>
            <text:p text:style-name="Text_20_body"/>
            <text:p text:style-name="Textkörper_20_Einrückung_20_Organon">Extension für LibreOffice (LO) und OpenOffice (OO)</text:p>
            <text:p text:style-name="Textkörper_20_Einrückung_20_Organon">getestet für Win7 (LO 4.2.0.4 und OO 4.0.1) und Ubuntu 13.10 (LO 4.2.0.4), ungetestet für Mac </text:p>
            <text:p text:style-name="Textkörper_20_Einrückung_20_Organon"/>
            <text:p text:style-name="Textkörper_20_Einrückung_20_Organon"/>
            <text:p text:style-name="Textkörper_20_Einrückung_20_Organon"><text:span text:style-name="T1">Hinweis</text:span>: Dies ist eine Beta Version.</text:p>
            <text:p text:style-name="Text_20_body_20_indent"/>
            <text:p text:style-name="Text_20_body_20_indent"/>
            <text:p text:style-name="Text_20_body_20_indent">Organon ist ein Werkzeug für eine </text:p>
            <text:p text:style-name="P1">übersichtliche Navigation zwischen </text:p>
            <text:p text:style-name="P1">Texten in Writer.</text:p>
            <text:p text:style-name="P1">(OpenOffice und LibreOffice)</text:p>
            <text:p text:style-name="P1"><text:s/></text:p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körper_20_Einrückung_20_Organon">Der Quellcode des Projektes findet sich unter:</text:p>
            <text:p text:style-name="Textkörper_20_Einrückung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körper_20_Einrückung_20_Organon">Bekannte Fehler sind hier gelistet:</text:p>
            <text:p text:style-name="Textkörper_20_Einrückung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körper_20_Einrückung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6-24T12:05:18.82</meta:creation-date>
    <meta:document-statistic meta:table-count="0" meta:image-count="0" meta:object-count="0" meta:page-count="1" meta:paragraph-count="14" meta:word-count="60" meta:character-count="470"/>
    <dc:date>2014-06-24T12:05:28.65</dc:date>
    <meta:editing-duration>PT12S</meta:editing-duration>
    <meta:editing-cycles>1</meta:editing-cycles>
    <meta:generator>OpenOffice/4.1.0$Win32 OpenOffice.org_project/410m18$Build-9764</meta:generator>
    <meta:user-defined meta:name="ProjektName">Organon Handbuch</meta:user-defined>
  </office:meta>
</office:document-meta>
</file>